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1cc95" style:font-weight-asian="bold" style:font-weight-complex="bold"/>
    </style:style>
    <style:style style:name="P3" style:family="paragraph" style:parent-style-name="Standard">
      <style:text-properties officeooo:paragraph-rsid="00107539"/>
    </style:style>
    <style:style style:name="P4" style:family="paragraph" style:parent-style-name="Standard">
      <style:text-properties officeooo:paragraph-rsid="0011cc95"/>
    </style:style>
    <style:style style:name="P5" style:family="paragraph" style:parent-style-name="Standard">
      <style:text-properties officeooo:paragraph-rsid="00132fb8"/>
    </style:style>
    <style:style style:name="T1" style:family="text">
      <style:text-properties officeooo:rsid="00107539"/>
    </style:style>
    <style:style style:name="T2" style:family="text">
      <style:text-properties style:font-name="Liberation Sans" fo:font-size="28pt" fo:font-weight="bold" officeooo:rsid="00107539" style:font-name-asian="Noto Sans CJK SC" style:font-size-asian="28pt" style:font-weight-asian="bold" style:font-name-complex="Lohit Devanagari" style:font-size-complex="28pt" style:font-weight-complex="bold"/>
    </style:style>
    <style:style style:name="T3" style:family="text">
      <style:text-properties officeooo:rsid="0011cc95"/>
    </style:style>
    <style:style style:name="T4" style:family="text">
      <style:text-properties officeooo:rsid="00132f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rmos e Condições Temporários para Registro e Manutenção de Empresas <text:span text:style-name="T2">no</text:span> <text:span text:style-name="T2">Liberquistão</text:span></text:p>
      <text:p text:style-name="P1">Prefácio</text:p>
      <text:p text:style-name="Standard">Estes são Termos e Condições temporários dos nossos serviços relativos à constituição, registo, vida empresarial e extinção de empresas <text:span text:style-name="T1">no</text:span> <text:span text:style-name="T1">Liberquistão</text:span>, entendidos no sentido mais lato possível. O objetivo deste documento é evitar mal-entendidos e gerenciar certas expectativas que, no momento, talvez não possamos satisfazer plenamente, em relação a uma série de funções e consequências que geralmente são entendidas como parte do registro de empresas nos estados existentes.</text:p>
      <text:p text:style-name="Standard"/>
      <text:p text:style-name="P3">Estes Termos e Condições são temporários e serão válidos somente até o momento em que <text:span text:style-name="T1">o</text:span> <text:span text:style-name="T1">Liberquistão</text:span> ganhe, de forma ou de fato, o reconhecimento de uma parte significativa da comunidade de nações que de fato lhe permitirá retomar os deveres regulares que se poderia esperar de estados.</text:p>
      <text:p text:style-name="Standard"/>
      <text:p text:style-name="Standard">Tenha certeza de que estamos fazendo tudo o que está ao nosso alcance para apressar o dia em que este documento será delegado aos arquivos da história.</text:p>
      <text:p text:style-name="Standard"/>
      <text:p text:style-name="Standard">Arte. 1</text:p>
      <text:p text:style-name="Standard"/>
      <text:p text:style-name="Standard">A Disposição Geral</text:p>
      <text:p text:style-name="Standard"/>
      <text:p text:style-name="Standard">§1</text:p>
      <text:p text:style-name="Standard"/>
      <text:p text:style-name="P3">É nossa intenção para <text:span text:style-name="T1">o Liberquistão</text:span> que el<text:span text:style-name="T1">e</text:span> aja plena e verdadeiramente como um Estado estabelecido e um membro da comunidade de nações, entendido no sentido mais amplo, em boa posição, e como alguém capaz de cumprir todas as funções que se espera que um Estado desempenhe. Preencha.</text:p>
      <text:p text:style-name="Standard"/>
      <text:p text:style-name="P3">Os acordos atuais para o cenário de negócios <text:span text:style-name="T1">no</text:span> <text:span text:style-name="T1">Liberquistão</text:span> exigem que você aceite as seguintes limitações e condições do nosso serviço do qual você está prestes a participar, em relação ao registro e à manutenção de uma empresa <text:span text:style-name="T1">no</text:span> <text:span text:style-name="T1">Liberquistão</text:span>.</text:p>
      <text:p text:style-name="Standard"/>
      <text:p text:style-name="P3">Estes Termos e Condições serão obrigatórios e uma disposição necessária e seu acordo com eles, na íntegra e sem reservas, é necessário antes que você possa fazer uso de qualquer um de nossos serviços em relação a Empresas <text:span text:style-name="T1">no</text:span> <text:span text:style-name="T1">Liberquistão</text:span>.</text:p>
      <text:p text:style-name="Standard"/>
      <text:p text:style-name="Standard">§2</text:p>
      <text:p text:style-name="Standard"/>
      <text:p text:style-name="P3">Caso você retire seu consentimento com estes Termos e Condições, essa retirada será entendida como uma solicitação para fechar todas as Empresas pertencentes a você que se registraram <text:span text:style-name="T1">no</text:span> <text:span text:style-name="T1">Liberquistão</text:span>, de acordo com a Lei de Sociedades d<text:span text:style-name="T1">o</text:span> <text:span text:style-name="T1">Liberquistão</text:span>.</text:p>
      <text:p text:style-name="Standard"/>
      <text:p text:style-name="Standard">Consequentemente, sua retirada de consentimento só terá efeito após a remoção de sua última Empresa do Registro de Empresas e, antes disso, não terá efeito legal.</text:p>
      <text:p text:style-name="Standard"/>
      <text:p text:style-name="Standard">Arte. 2</text:p>
      <text:p text:style-name="Standard"><text:soft-page-break/></text:p>
      <text:p text:style-name="Standard">Limitações da Execução</text:p>
      <text:p text:style-name="Standard"/>
      <text:p text:style-name="Standard">§3</text:p>
      <text:p text:style-name="Standard"/>
      <text:p text:style-name="P3"><text:span text:style-name="T1">Liberquistão</text:span> está em seu estado atual incapaz de fazer cumprir a lei na medida em que a maioria dos Estados é capaz de fazê-la cumprir; isso diz respeito e não se limita a</text:p>
      <text:p text:style-name="P3"/>
      <text:p text:style-name="P3">a) a execução das decisões judiciais d<text:span text:style-name="T1">o</text:span> <text:span text:style-name="T1">Liberquistão</text:span>;</text:p>
      <text:p text:style-name="Standard"/>
      <text:p text:style-name="P3">b) a manutenção da ordem no território d<text:span text:style-name="T1">o</text:span> <text:span text:style-name="T1">Liberquistão</text:span>;</text:p>
      <text:p text:style-name="Standard"/>
      <text:p text:style-name="P3">c) a capacidade d<text:span text:style-name="T1">o</text:span> <text:span text:style-name="T1">Liberquistão</text:span> de proteger seus dados de acesso não autorizado;</text:p>
      <text:p text:style-name="Standard"/>
      <text:p text:style-name="Standard">d) a capacidade de pedir a extradição de pessoas para efeitos de julgamento, arbitragem ou outros procedimentos;</text:p>
      <text:p text:style-name="Standard"/>
      <text:p text:style-name="Standard">e) o poder de punir os delinquentes entendido em sentido lato;</text:p>
      <text:p text:style-name="Standard"/>
      <text:p text:style-name="P3">d) a capacidade de fazer cumprir obrigações entre as partes sob a jurisdição d<text:span text:style-name="T1">o</text:span> <text:span text:style-name="T1">Liberquistão</text:span>.</text:p>
      <text:p text:style-name="Standard"/>
      <text:p text:style-name="P3">Você, portanto, concorda em não esperar d<text:span text:style-name="T1">o</text:span> <text:span text:style-name="T1">Liberquistão</text:span> o mesmo nível de aplicação desses e de outros poderes que ela possa exercer como Estado, especialmente em seu nome.</text:p>
      <text:p text:style-name="Standard"/>
      <text:p text:style-name="P3">Você concorda em renunciar a qualquer responsabilidade d<text:span text:style-name="T1">o</text:span> <text:span text:style-name="T1">Liberquistão</text:span> pela falta de execução de qualquer decisão que ela possa tomar como estado, ou por todas e quaisquer consequências dessa falta de execução efetiva, mesmo que isso seja em seu detrimento ou de sua empresa.</text:p>
      <text:p text:style-name="Standard"/>
      <text:p text:style-name="Standard">Arte. 3</text:p>
      <text:p text:style-name="Standard"/>
      <text:p text:style-name="Standard">Falta de Reconhecimento das Empresas</text:p>
      <text:p text:style-name="Standard"/>
      <text:p text:style-name="Standard">§4</text:p>
      <text:p text:style-name="Standard"/>
      <text:p text:style-name="P3">Como um Estado com reconhecimento internacional limitado no momento, <text:span text:style-name="T1">Liberquistão</text:span> não tem poder para exigir e pouca chance de obter de outra forma a garantia de outros Estados de que eles devem reconhecer totalmente as empresas registradas <text:span text:style-name="T1">no</text:span> <text:span text:style-name="T1">Liberquistão</text:span> como empresas de acordo com sua lei, e da maneira que você pretendia sua empresa seja reconhecida e reconhecida por eles.</text:p>
      <text:p text:style-name="Standard"/>
      <text:p text:style-name="Standard">Portanto, você entende que sua Empresa pode ser:</text:p>
      <text:p text:style-name="Standard"/>
      <text:p text:style-name="Standard">a) totalmente não reconhecido e considerado nulo e sem efeito na lei de outro Estado ou no direito internacional e na comunidade empresarial;</text:p>
      <text:p text:style-name="Standard"/>
      <text:p text:style-name="P3">b) apenas parcialmente reconhecido e que de forma diferente da que pretendia, no todo ou em parte; sua estrutura corporativa também pode ser deturpada ou completamente alterada por ações do Estado ou de outra autoridade como consequência de seu registro <text:span text:style-name="T1">no</text:span> <text:span text:style-name="T1">Liberquistão</text:span>;</text:p>
      <text:p text:style-name="Standard"/>
      <text:p text:style-name="P3">c) considerado menos respeitável como resultado de seu registro <text:span text:style-name="T1">no</text:span> <text:span text:style-name="T1">Liberquistão</text:span>;</text:p>
      <text:p text:style-name="Standard"/>
      <text:p text:style-name="P3"><text:soft-page-break/>d) de qualquer outra forma deturpada, mal interpretada ou ela ou seus proprietários e operações de qualquer forma prejudicadas por qualquer Parte, sejam elas públicas ou privadas, como consequência de seu registro <text:span text:style-name="T1">no</text:span> <text:span text:style-name="T1">Liberquistão</text:span>.</text:p>
      <text:p text:style-name="Standard"/>
      <text:p text:style-name="P3">Você concorda em renunciar a qualquer responsabilidade d<text:span text:style-name="T1">o</text:span> <text:span text:style-name="T1">Liberquistão</text:span> pelas consequências de seu registro <text:span text:style-name="T1">no</text:span> <text:span text:style-name="T1">Liberquistão</text:span>, que podem vir de suas interações com</text:p>
      <text:p text:style-name="Standard">a) Estados;</text:p>
      <text:p text:style-name="Standard"/>
      <text:p text:style-name="Standard">b) outros assuntos públicos ou privados; e</text:p>
      <text:p text:style-name="Standard"/>
      <text:p text:style-name="Standard">c) a comunidade internacional ou a comunidade empresarial internacional;</text:p>
      <text:p text:style-name="Standard"/>
      <text:p text:style-name="Standard">mesmo que isso seja prejudicial para você ou para a sua empresa.</text:p>
      <text:p text:style-name="Standard"/>
      <text:p text:style-name="Standard">Arte. 4</text:p>
      <text:p text:style-name="Standard"/>
      <text:p text:style-name="Standard">Questões de Tributação, Dupla Tributação</text:p>
      <text:p text:style-name="Standard"/>
      <text:p text:style-name="Standard">§5</text:p>
      <text:p text:style-name="Standard"/>
      <text:p text:style-name="Standard">A proteção contra a dupla tributação baseia-se no reconhecimento recíproco de dois Estados como soberanos legítimos no poder sobre seus territórios e como iguais. A reciprocidade para fins mais amplos em matéria de impostos é igualmente reservada aos Estados já estabelecidos e reconhecidos.</text:p>
      <text:p text:style-name="Standard"/>
      <text:p text:style-name="P3">Sem tal reconhecimento, <text:span text:style-name="T1">o</text:span> <text:span text:style-name="T1">Liberquistão</text:span> não pode garantir de forma alguma qualquer proteção por parte das autoridades fiscais, dupla tributação ou qualquer execução fiscal, sentença, ação ou consequência no sentido mais amplo possível, e tanto no que diz respeito às Pessoas físicas como às Empresas, mesmo onde tal proteção seria naturalmente esperada de um Estado onde se registra sua empresa.</text:p>
      <text:p text:style-name="Standard"/>
      <text:p text:style-name="P3">Você concorda em renunciar a qualquer responsabilidade d<text:span text:style-name="T1">o</text:span> <text:span text:style-name="T1">Liberquistão</text:span> por qualquer consequência relacionada a impostos para você, sua Empresa, seus Acionistas, seus funcionários, suas relações comerciais, etc., mesmo que isso seja em seu detrimento ou de sua Empresa.</text:p>
      <text:p text:style-name="Standard"/>
      <text:p text:style-name="Standard">§6</text:p>
      <text:p text:style-name="Standard"/>
      <text:p text:style-name="P4">Você concorda aqui que compreende antecipadamente e integralmente as consequências de estabelecer sua empresa em um Estado não reconhecido internacionalmente, como <text:span text:style-name="T3">o</text:span> <text:span text:style-name="T1">Liberquistão</text:span>, e n<text:span text:style-name="T3">o</text:span> própri<text:span text:style-name="T3">o</text:span> <text:span text:style-name="T1">Liberquistão</text:span>, e renuncia a quaisquer possíveis reclamações decorrentes da falta de compreensão da situação em relação a impostos e afins. assuntos de uma Empresa <text:span text:style-name="T3">no</text:span> <text:span text:style-name="T1">Liberquistão</text:span>, incluindo todas e quaisquer consequências.</text:p>
      <text:p text:style-name="Standard"/>
      <text:p text:style-name="P4">Você, portanto, renuncia antecipadamente a quaisquer reclamações relacionadas a má orientação, subterfúgio, retenção de informações, etc. por parte d<text:span text:style-name="T3">o</text:span> <text:span text:style-name="T1">Liberquistão</text:span> com relação a esses assuntos.</text:p>
      <text:p text:style-name="Standard"/>
      <text:p text:style-name="Standard">Arte. 5</text:p>
      <text:p text:style-name="Standard"/>
      <text:p text:style-name="Standard">Vis Maior, Vis Menor</text:p>
      <text:p text:style-name="Standard"/>
      <text:p text:style-name="Standard">§6</text:p>
      <text:p text:style-name="Standard"/>
      <text:p text:style-name="P4"><text:soft-page-break/>Você renuncia a todas e quaisquer reivindicações que você seria agora ou no futuro responsável por fazer contra <text:span text:style-name="T3">o</text:span> <text:span text:style-name="T1">Liberquistão</text:span> por não cumprir qualquer ou todas as suas obrigações para com você, sua Empresa ou qualquer outro assunto, decorrentes de quaisquer ocorrências que por lei são denominadas de força maior , ou circunstâncias normalmente fora do controle humano.</text:p>
      <text:p text:style-name="Standard"/>
      <text:p text:style-name="P4">Isso inclui e não está limitado às forças naturais, desastres naturais ou não e outras calamidades e ocorrências que <text:span text:style-name="T3">o </text:span><text:span text:style-name="T1">Liberquistão</text:span> não pode impedir ou parar ou apenas com grande dificuldade, e também às forças do Mercado.</text:p>
      <text:p text:style-name="Standard"/>
      <text:p text:style-name="Standard">§7</text:p>
      <text:p text:style-name="Standard"/>
      <text:p text:style-name="P4">Além disso, você renuncia a todas e quaisquer reivindicações que você agora ou no futuro seja responsável por fazer contra <text:span text:style-name="T3">o </text:span><text:span text:style-name="T1">Liberquistão</text:span>, quando ela não puder cumprir qualquer ou todas as suas obrigações para com você, sua Empresa ou quaisquer outros assuntos, resultantes de ações de outro Estado agindo em uma forma que <text:span text:style-name="T1">Liberquistão</text:span> não é capaz de impedir, ou ações da comunidade internacional, uma organização internacional ou qualquer outra Pessoa ou Instituição, pública ou privada.</text:p>
      <text:p text:style-name="Standard"/>
      <text:p text:style-name="Standard">Arte. 6</text:p>
      <text:p text:style-name="Standard"/>
      <text:p text:style-name="P2"><text:span text:style-name="T1">Liberquistão</text:span> não é um paraíso fiscal</text:p>
      <text:p text:style-name="Standard"/>
      <text:p text:style-name="Standard">§8</text:p>
      <text:p text:style-name="Standard"/>
      <text:p text:style-name="P4"><text:span text:style-name="T1">Liberquistão</text:span> é uma política libertária com o objetivo de fornecer um lugar para as pessoas viverem e as empresas operarem livres de opressão e regulamentações desnecessárias. Como tal, seu sistema tributário é simples, pois qualquer outro representaria exatamente o que <text:span text:style-name="T3">o </text:span><text:span text:style-name="T1">Liberquistão</text:span> procura abolir, e os impostos são voluntários.</text:p>
      <text:p text:style-name="Standard"/>
      <text:p text:style-name="P4">Não obstante o acima exposto, <text:span text:style-name="T1">Liberquistão</text:span> não é um paraíso fiscal nem um destino offshore nem deve ser designado ou entendido em termos semelhantes. Você, portanto, concorda e confirma que seu propósito expresso de vir para <text:span text:style-name="T3">o </text:span><text:span text:style-name="T1">Liberquistão</text:span> não é</text:p>
      <text:p text:style-name="Standard"/>
      <text:p text:style-name="Standard">a) evadir ou evitar tributação para sua Empresa, você mesmo ou qualquer outro assunto;</text:p>
      <text:p text:style-name="Standard"/>
      <text:p text:style-name="Standard">b) branquear dinheiro, financiar crime ou terrorismo ou prosperar com tal financiamento;</text:p>
      <text:p text:style-name="Standard"/>
      <text:p text:style-name="Standard">c) sifão capital de outro País;</text:p>
      <text:p text:style-name="Standard"/>
      <text:p text:style-name="P4">d) montar a estrutura de sua Empresa para lucrar propositalmente com <text:span text:style-name="T3">o</text:span> <text:span text:style-name="T1">Liberquistão</text:span> como se ela fosse um paraíso fiscal; e/ou</text:p>
      <text:p text:style-name="Standard"/>
      <text:p text:style-name="Standard">e) utilizar os seus bens de forma a contornar a tributação;</text:p>
      <text:p text:style-name="Standard"/>
      <text:p text:style-name="P4">nem quaisquer outras razões semelhantes, mas para participar livremente deste novo modo de vida florescente que <text:span text:style-name="T3">o </text:span><text:span text:style-name="T1">Liberquistão</text:span> procura oferecer a você. Você pode participar do sistema tributário favorável d<text:span text:style-name="T3">o</text:span> <text:span text:style-name="T1">Liberquistão</text:span>, é claro, mas você entende que isso é apenas uma consequência necessária da natureza livre d<text:span text:style-name="T3">o</text:span> <text:span text:style-name="T1">Liberquistão</text:span>, e não o propósito da criação de nosso novo Estado.</text:p>
      <text:p text:style-name="Standard"/>
      <text:p text:style-name="Standard">§9</text:p>
      <text:p text:style-name="Standard"/>
      <text:p text:style-name="P4"><text:soft-page-break/>Você concorda que não espera nem jamais esperará que <text:span text:style-name="T3">o</text:span> <text:span text:style-name="T1">Liberquistão</text:span> forneça serviços ou um ambiente que se possa esperar encontrar em um paraíso fiscal ou destino semelhante, entendido da forma mais ampla possível. Você renuncia a qualquer possível reclamação que você ou sua Empresa possam fazer contra <text:span text:style-name="T3">o</text:span> <text:span text:style-name="T1">Liberquistão</text:span> caso tais expectativas não sejam cumpridas de alguma forma, incluindo suas consequências.</text:p>
      <text:p text:style-name="Standard"/>
      <text:p text:style-name="Standard">Arte. 7</text:p>
      <text:p text:style-name="Standard"/>
      <text:p text:style-name="Standard">Proteção de dados e transparência</text:p>
      <text:p text:style-name="Standard"/>
      <text:p text:style-name="Standard">§10</text:p>
      <text:p text:style-name="Standard"/>
      <text:p text:style-name="P4">Você entende e concorda que <text:span text:style-name="T3">o </text:span><text:span text:style-name="T1">Liberquistão</text:span> procura manter a responsabilidade e a transparência para garantir seu lugar na comunidade internacional como um Estado respeitado.</text:p>
      <text:p text:style-name="Standard"/>
      <text:p text:style-name="P4">Portanto, você não se oporá à coleta de dados para fins de due diligence do cliente, prevenção de lavagem de dinheiro e financiamento do terrorismo ou qualquer outro fim definido pela comunidade internacional, por parte d<text:span text:style-name="T3">o</text:span> <text:span text:style-name="T1">Liberquistão</text:span>, quando tal coleta de dados for razoável de acordo com o entendimento internacionalmente melhores práticas em customer dilligence.</text:p>
      <text:p text:style-name="Standard"/>
      <text:p text:style-name="P4">Você concorda que <text:span text:style-name="T3">o</text:span> <text:span text:style-name="T1">Liberquistão</text:span> pode coletar e reter seus dados pessoais ou da empresa para os fins indicados neste parágrafo ou para permitir que ela o atenda da maneira acordada em seu contrato mútuo.</text:p>
      <text:p text:style-name="Standard"/>
      <text:p text:style-name="Standard">§11</text:p>
      <text:p text:style-name="Standard"/>
      <text:p text:style-name="Standard">Você concorda com essa coleta de dados e essa retenção onde os dados coletados e retidos devem ser mantidos propositalmente, razoavelmente e quando isso é feito de maneira minimalista e a retenção não é mais do que o necessário para cumprir a finalidade declarada.</text:p>
      <text:p text:style-name="Standard"/>
      <text:p text:style-name="Standard">§12</text:p>
      <text:p text:style-name="Standard"/>
      <text:p text:style-name="P4">1) Você também consente que publiquemos informações que coletamos de você com base em nossa Lei d<text:span text:style-name="T3">e</text:span> Empresa e na lei d<text:span text:style-name="T3">o</text:span> <text:span text:style-name="T1">Liberquistão</text:span>. Isso significa que você consente que estabeleçamos um registrador de empresas ou outros registradores de acesso público.</text:p>
      <text:p text:style-name="Standard"/>
      <text:p text:style-name="Standard">Você concorda em nunca nos responsabilizar por quaisquer consequências de outras pessoas, estados e quaisquer outras partes que acessem ou usem essas informações contra você ou contra outras pessoas de qualquer forma, inclusive quando for em detrimento de você ou de sua empresa.</text:p>
      <text:p text:style-name="Standard">Arte. 8</text:p>
      <text:p text:style-name="Standard"/>
      <text:p text:style-name="P1">Renúncia Geral de Responsabilidade</text:p>
      <text:p text:style-name="Standard"/>
      <text:p text:style-name="Standard">§13</text:p>
      <text:p text:style-name="Standard"/>
      <text:p text:style-name="P4">Por fim, você renuncia a qualquer responsabilidade d<text:span text:style-name="T3">o</text:span> <text:span text:style-name="T1">Liberquistão</text:span>, seus Agentes, sua Administração Pública, seu Presidente ou quaisquer Pessoas e Instituição relacionadas por qualquer ocorrência não apresentada neste acordo que seja, no entanto, consequente, no todo ou em parte, do status d<text:span text:style-name="T3">o</text:span> <text:span text:style-name="T1">Liberquistão</text:span> como um Estado que não é reconhecido pela comunidade internacional. Isso deve ser entendido no sentido mais amplo.</text:p>
      <text:p text:style-name="Standard"/>
      <text:p text:style-name="Standard">Arte. 9</text:p>
      <text:p text:style-name="Standard"><text:soft-page-break/></text:p>
      <text:p text:style-name="P5">A promessa d<text:span text:style-name="T4">o</text:span> <text:s/><text:span text:style-name="T1">Liberquistão</text:span></text:p>
      <text:p text:style-name="Standard"/>
      <text:p text:style-name="Standard">§14</text:p>
      <text:p text:style-name="Standard"/>
      <text:p text:style-name="P5"><text:span text:style-name="T1">Liberquistão</text:span>, seus Agentes, sua Administração Pública, seu Presidente ou quaisquer outras Pessoas que trabalhem em seu nome prometem a você, nosso valioso parceiro, que estamos e faremos o que pode ser razoavelmente esperado de nós para garantir o rápido e amplo reconhecimento d<text:span text:style-name="T4">o</text:span> <text:span text:style-name="T1">Liberquistão</text:span> pela comunidade internacional, para que estes Termos e Condições deixem de ser necessários no futuro, pelo menos não na sua forma atual.</text:p>
      <text:p text:style-name="Standard"/>
      <text:p text:style-name="Standard">Arte. 9</text:p>
      <text:p text:style-name="Standard"/>
      <text:p text:style-name="Standard">Resolução de disputas</text:p>
      <text:p text:style-name="Standard"/>
      <text:p text:style-name="Standard">§15</text:p>
      <text:p text:style-name="Standard"/>
      <text:p text:style-name="P5">Caso surja uma disputa com relação à fundação, registro, manutenção, funcionamento, status legal ou qualquer outro assunto relacionado à sua Empresa, incluindo mas não limitado a disputas entre você e <text:span text:style-name="T4">o</text:span> <text:span text:style-name="T1">Liberquistão</text:span>, você concorda que o fórum de escolha para a resolução de todas essas disputas será o sistema de justiça d<text:span text:style-name="T4">o</text:span> <text:span text:style-name="T1">Liberquistão</text:span>.</text:p>
      <text:p text:style-name="Standard"/>
      <text:p text:style-name="Standard">§16</text:p>
      <text:p text:style-name="Standard"/>
      <text:p text:style-name="P5">Você concorda em reconhecer o sistema de justiça d<text:span text:style-name="T4">o</text:span> <text:span text:style-name="T1">Liberquistão</text:span> como o fórum padrão para resolução de disputas de sua empresa <text:span text:style-name="T4">no</text:span> <text:span text:style-name="T1">Liberquistão</text:span> com relação a terceiros e qualquer outro assunto entre quem e sua empresa uma disputa deva surgir.</text:p>
      <text:p text:style-name="Standard"/>
      <text:p text:style-name="Standard">Isso não nega o seu direito de escolher um foro alternativo de resolução de disputas em uma base contratual entre as partes, se assim o desejar.</text:p>
      <text:p text:style-name="Standard"/>
      <text:p text:style-name="Standard">Arte. 10</text:p>
      <text:p text:style-name="Standard"/>
      <text:p text:style-name="P1">Cláusulas Temporárias</text:p>
      <text:p text:style-name="Standard"/>
      <text:p text:style-name="Standard">§17</text:p>
      <text:p text:style-name="Standard"/>
      <text:p text:style-name="Standard">Estes Termos e Condições serão obrigatórios para você a partir do momento de seu acordo com eles para</text:p>
      <text:p text:style-name="Standard"/>
      <text:p text:style-name="P5">a) a dissolução e cancelamento do registro de sua última Empresa registrada <text:span text:style-name="T4">no</text:span> <text:span text:style-name="T1">Liberquistão</text:span>; ou</text:p>
      <text:p text:style-name="Standard"/>
      <text:p text:style-name="P5">b) no momento em que <text:span text:style-name="T4">o</text:span> <text:span text:style-name="T1">Liberquistão</text:span> obtiver reconhecimento internacional suficiente e ela irá alterar ou anular estes Termos e Condições.</text:p>
      <text:p text:style-name="Standard"/>
      <text:p text:style-name="Standard">§18</text:p>
      <text:p text:style-name="Standard"/>
      <text:p text:style-name="Standard">Os direitos e obrigações e renúncias em vigor enquanto os Termos e Condições foram válidos permanecerão válidos em perpetuidade para as ações e ocorrências e a responsabilidade por elas como ocorreram durante a vigência destes Termos e Condições e suas consequências.</text:p>
      <text:p text:style-name="Standard"/>
      <text:p text:style-name="Standard"><text:soft-page-break/>EU ……………. , nascido …………….., endereço ………………, número do passaporte ……………, nacional de ………………………. representando a Empresa ……………….. confirmo que li estes Termos e Condições, compreendo-os integralmente, incluindo suas consequências, e de minha livre e espontânea vontade e sem qualquer coação, dou meu consentimento informado e concordo que estes Termos e Condições serão doravante aplicáveis a mim e à minha Empresa, sem quaisquer reserv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6:07:51.757134948</meta:creation-date>
    <dc:date>2022-03-04T16:31:40.203694843</dc:date>
    <meta:editing-duration>PT3M28S</meta:editing-duration>
    <meta:editing-cycles>1</meta:editing-cycles>
    <meta:document-statistic meta:table-count="0" meta:image-count="0" meta:object-count="0" meta:page-count="7" meta:paragraph-count="104" meta:word-count="2158" meta:character-count="13729" meta:non-whitespace-character-count="11674"/>
    <meta:generator>LibreOffice/6.4.7.2$Linux_X86_64 LibreOffice_project/40$Build-2</meta:generator>
  </office:meta>
</office:document-meta>
</file>